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max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58">
            <text:p>20.6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.324">
            <text:p>17.3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.171">
            <text:p>15.17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.642">
            <text:p>13.642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.459">
            <text:p>11.459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1-06-08">
            <text:p>06/08/11</text:p>
          </table:table-cell>
          <table:table-cell table:number-columns-repeated="2"/>
        </table:table-row>
        <table:table-row table:style-name="ro1">
          <table:table-cell office:value-type="string">
            <text:p>ffmpeg -r 8 -i frames/frame%d.bmp -r 8 -f webm -vcodec libvpx -qmin 1 -qmax 10 -threads 2 -s 1542x744 -an -y ~/Desktop/test.webm</text:p>
          </table:table-cell>
          <table:table-cell table:number-columns-repeated="2"/>
        </table:table-row>
        <table:table-row table:style-name="ro1">
          <table:table-cell office:value-type="string">
            <text:p>100 frames</text:p>
          </table:table-cell>
          <table:table-cell table:number-columns-repeated="2"/>
        </table:table-row>
        <table:table-row table:style-name="ro1">
          <table:table-cell office:value-type="string">
            <text:p>Kore (i7 desktop) Ubuntu 11.04 32-bit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6/08/2011</text:date>, <text:time>11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Hughitt</meta:initial-creator>
    <meta:creation-date>2011-06-08T09:33:00</meta:creation-date>
    <dc:date>2011-06-08T11:51:52</dc:date>
    <dc:creator>Keith Hughitt</dc:creator>
    <meta:editing-duration>PT2H3M41S</meta:editing-duration>
    <meta:editing-cycles>1</meta:editing-cycles>
    <meta:document-statistic meta:table-count="3" meta:cell-count="21" meta:object-count="0"/>
    <meta:generator>LibreOffice/3.3$Linux LibreOffice_project/330m19$Build-202</meta:generator>
  </office:meta>
</office:document-meta>
</file>